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</office:automatic-styles>
  <office:body>
    <office:text text:use-soft-page-breaks="true">
      <text:p text:style-name="P1">RNG</text:p>
      <text:p text:style-name="Standard"/>
      <text:p text:style-name="P2">Grade: check +</text:p>
      <text:p text:style-name="Standard"/>
      <text:p text:style-name="Standard">1. I would use a single parameter in the constructor, an integer for the seed.</text:p>
      <text:p text:style-name="Standard">2. by using the four sets of columns as point coordinate pairs (1,2) (3,4) we can see that both are uniformly distributed, but differently.</text:p>
      <text:p text:style-name="Standard">3. The do<text:s/>not seem random, they fit the bell curve quite well for 100k points.</text:p>
      <text:p text:style-name="Standard">4. When run for 1,000,000 points, the fit line breaks and is a straight line near the middle, however with 10k points we have a slightly worse fit than 100k, but it works just like the gaussian.</text:p>
      <text:p text:style-name="Standard"/>
      <text:p text:style-name="Standard">Random Walks</text:p>
      <text:p text:style-name="Standard">1. Step length is 2, because the max step length is |sqrt(2)| in x and y directions, so sqrt(2+2) = 2</text:p>
      <text:p text:style-name="Standard">4. The distance seems like a linear correlation, with higher N resulting in proportionally higher R.</text:p>
      <text:p text:style-name="Standard">5. I used 100 trials, which seemed to work. The slope agrees with expectations, and looks very similar to the length code provided.</text:p>
      <text:p text:style-name="Standard"/>
      <text:p text:style-name="Standard">Monte Carlo Integration: Uniform and Gaussian Sampling</text:p>
      <text:p text:style-name="Standard">1. It makes sense to have them equal but opposite for graphing purposes, and I guess depending on the degree of function you have, you might need a larger range to actually see the curve.</text:p>
      <text:p text:style-name="Standard">2. The function plots a line fairly well but there are sometimes large outli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udrey Todd</dc:creator>
    <meta:creation-date>2021-04-15T09:19:00Z</meta:creation-date>
    <dc:date>2021-04-27T16:51:00Z</dc:date>
    <meta:template xlink:href="Normal.dotm" xlink:type="simple"/>
    <meta:editing-cycles>5</meta:editing-cycles>
    <meta:editing-duration>PT15240S</meta:editing-duration>
    <meta:document-statistic meta:page-count="1" meta:paragraph-count="4" meta:word-count="185" meta:character-count="1184" meta:row-count="23" meta:non-whitespace-character-count="1003"/>
  </office:meta>
</office:document-meta>
</file>